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337cm" fo:min-width="9.025cm"/>
    </style:style>
    <style:style style:name="gr2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89cm" fo:min-width="9.025cm"/>
    </style:style>
    <style:style style:name="gr4" style:family="graphic" style:parent-style-name="standard">
      <style:graphic-properties draw:stroke="none" svg:stroke-color="#000000" draw:fill="none" draw:fill-color="#ffffff" fo:min-height="1.664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607cm" fo:min-width="9.025cm"/>
    </style:style>
    <style:style style:name="gr6" style:family="graphic" style:parent-style-name="standard">
      <style:graphic-properties draw:stroke="none" svg:stroke-color="#000000" draw:fill="none" draw:fill-color="#ffffff" fo:min-height="1.346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Menlo"/>
    </style:style>
    <style:style style:name="P3" style:family="paragraph">
      <loext:graphic-properties draw:fill="none" draw:fill-color="#ffffff"/>
      <style:paragraph-properties fo:text-align="center"/>
      <style:text-properties style:font-name="Menlo"/>
    </style:style>
    <style:style style:name="P4" style:family="paragraph">
      <style:paragraph-properties fo:text-align="start"/>
      <style:text-properties style:font-name="Menlo"/>
    </style:style>
    <style:style style:name="P5" style:family="paragraph">
      <loext:graphic-properties draw:fill="none" draw:fill-color="#ffffff"/>
      <style:paragraph-properties fo:text-align="start"/>
      <style:text-properties style:font-name="Menlo"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525cm" svg:height="1.587cm" svg:x="3.175cm" svg:y="6.98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9.525cm" svg:height="0.988cm" svg:x="3.175cm" svg:y="7.293cm">
            <draw:text-box>
              <text:p text:style-name="P2">*car1, *car3</text:p>
            </draw:text-box>
          </draw:frame>
          <draw:custom-shape draw:style-name="gr3" draw:text-style-name="P1" draw:layer="layout" svg:width="9.525cm" svg:height="2.539cm" svg:x="3.175cm" svg:y="8.57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9.525cm" svg:height="1.914cm" svg:x="3.175cm" svg:y="8.881cm">
            <draw:text-box>
              <text:p text:style-name="P4"><text:span text:style-name="T1">string license = “1</text:span><text:span text:style-name="T1">กก</text:span><text:span text:style-name="T1">1234”;</text:span></text:p>
              <text:p text:style-name="P4"><text:span text:style-name="T1">int power = 95;</text:span></text:p>
            </draw:text-box>
          </draw:frame>
          <draw:custom-shape draw:style-name="gr5" draw:text-style-name="P1" draw:layer="layout" svg:width="9.525cm" svg:height="2.857cm" svg:x="3.175cm" svg:y="11.113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9.525cm" svg:height="1.596cm" svg:x="3.175cm" svg:y="11.739cm">
            <draw:text-box>
              <text:p text:style-name="P4"><text:span text:style-name="T1">void Drive(int distance);</text:span></text:p>
              <text:p text:style-name="P4"><text:span text:style-name="T1">int GetPower() const;</text:span></text:p>
            </draw:text-box>
          </draw:frame>
        </draw:g>
        <draw:g>
          <draw:custom-shape draw:style-name="gr1" draw:text-style-name="P1" draw:layer="layout" svg:width="9.525cm" svg:height="1.587cm" svg:x="16.51cm" svg:y="6.98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9.525cm" svg:height="0.988cm" svg:x="16.51cm" svg:y="7.293cm">
            <draw:text-box>
              <text:p text:style-name="P2">car2, car4</text:p>
            </draw:text-box>
          </draw:frame>
          <draw:custom-shape draw:style-name="gr3" draw:text-style-name="P1" draw:layer="layout" svg:width="9.525cm" svg:height="2.539cm" svg:x="16.51cm" svg:y="8.57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9.525cm" svg:height="1.914cm" svg:x="16.51cm" svg:y="8.881cm">
            <draw:text-box>
              <text:p text:style-name="P4"><text:span text:style-name="T1">string license = “8</text:span><text:span text:style-name="T1">กข</text:span><text:span text:style-name="T1">8765”;</text:span></text:p>
              <text:p text:style-name="P4"><text:span text:style-name="T1">int power = 90;</text:span></text:p>
            </draw:text-box>
          </draw:frame>
          <draw:custom-shape draw:style-name="gr5" draw:text-style-name="P1" draw:layer="layout" svg:width="9.525cm" svg:height="2.857cm" svg:x="16.51cm" svg:y="11.113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9.525cm" svg:height="1.596cm" svg:x="16.51cm" svg:y="11.739cm">
            <draw:text-box>
              <text:p text:style-name="P4"><text:span text:style-name="T1">void Drive(int distance);</text:span></text:p>
              <text:p text:style-name="P4"><text:span text:style-name="T1">int GetPower() const;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stroke-linejoin="miter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Potsawat Thinkanwatthana</meta:initial-creator>
    <meta:creation-date>2022-03-28T09:32:52.805798403</meta:creation-date>
    <dc:date>2022-03-28T09:46:06.781420412</dc:date>
    <dc:creator>Potsawat Thinkanwatthana</dc:creator>
    <meta:editing-duration>PT2M54S</meta:editing-duration>
    <meta:editing-cycles>1</meta:editing-cycles>
    <meta:document-statistic meta:object-count="14"/>
    <meta:generator>LibreOffice/7.3.1.3$MacOSX_AARCH64 LibreOffice_project/a69ca51ded25f3eefd52d7bf9a5fad8c90b87951</meta:generator>
  </office:meta>
</office:document-meta>
</file>